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ettings.xml"/>
  <manifest:file-entry manifest:media-type="application/xml" manifest:full-path="meta.xml"/>
  <manifest:file-entry manifest:media-type="application/xml" manifest:full-path="styles.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jack-senechal"/>Jack Senechal<text:bookmark-end text:name="jack-senechal"/></text:h>
      <text:p text:style-name="First_20_paragraph">Located in Novato,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line-break/>LinkedIn: <text:a xlink:type="simple" xlink:href="https://www.linkedin.com/in/jacksenechal" office:name=""><text:span text:style-name="Definition">linkedin.com/in/jacksenechal</text:span></text:a></text:p>
      <text:h text:style-name="Heading_20_2" text:outline-level="2"><text:bookmark-start text:name="introduction"/>Introduction<text:bookmark-end text:name="introduction"/></text:h>
      <text:p text:style-name="First_20_paragraph"><text:span text:style-name="T1">Seasoned Principal Software Engineer with a proven track record in team leadership and software development, aiming to transition into an AI Engineer or Manager role to drive AI innovation and contribute significantly to globally impactful technologies.</text:span></text:p>
      <text:p text:style-name="Text_20_body">As a seasoned Principal Software Engineer with a rich history of leading teams through complex and challenging projects, I am now focusing my expertise towards the AI industry. With a goal to transition into an AI Engineer or Manager role, and ultimately into ML research, I aspire to contribute to world-changing technologies that enhance humanity’s future.</text:p>
      <text:p text:style-name="Text_20_body">At Kantata, I honed my leadership capabilities, transforming teams to navigate and succeed in demanding environments. I specialize in building cohesive units that excel in software development, marked by a track record of stabilizing critical systems and steering them towards success. My leadership philosophy is rooted in empathy, collaboration, and transparency, drawing inspiration from Lao Tzu’s teachings on subtle yet effective guidance.</text:p>
      <text:p text:style-name="Text_20_body">In my technical journey, I have consistently balanced precision and pragmatism, ensuring that the products we develop are not only technically sound but also valuable and user-friendly. This combination of technical acumen and leadership skill positions me uniquely for roles where managing teams and driving AI innovation are paramount.</text:p>
      <text:p text:style-name="Text_20_body">My ambition is clear: to contribute significantly to the AI field, leveraging my experience to lead teams in developing technologies that make a tangible difference. I am eager to embrace the challenges and opportunities in AI, with a vision of eventually founding a company at the intersection of AI and globally impactful tech.</text:p>
      <text:p text:style-name="Text_20_body">In sum, I offer a blend of seasoned leadership, technical expertise, and a deep commitment to meaningful innovation, ready to make a significant impact in the AI industry.</text:p>
      <text:h text:style-name="Heading_20_2" text:outline-level="2"><text:bookmark-start text:name="industry-experience"/>Industry Experience<text:bookmark-end text:name="industry-experience"/></text:h>
      <text:h text:style-name="Heading_20_3" text:outline-level="3"><text:bookmark-start text:name="principal-software-engineer-kantata"/>Principal Software Engineer, <text:a xlink:type="simple" xlink:href="http://kantata.com" office:name=""><text:span text:style-name="Definition">Kantata</text:span></text:a><text:bookmark-end text:name="principal-software-engineer-kantata"/></text:h>
      <text:h text:style-name="Heading_20_4" text:outline-level="4"><text:bookmark-start text:name="dec-2023"/>(2017 - Dec 2023)<text:bookmark-end text:name="dec-2023"/></text:h>
      <text:p text:style-name="First_20_paragraph">Team lead, M-Bridge platform (2 years):</text:p>
      <text:list text:style-name="L1">
        <text:list-item>
          <text:p text:style-name="P1">Lead a new team to stabilize and improve an agent-based integration platform</text:p>
        </text:list-item>
        <text:list-item>
          <text:p text:style-name="P1">Established operational metrics; reduced errors and incidents by ~100x</text:p>
        </text:list-item>
        <text:list-item>
          <text:p text:style-name="P1">Zero-downtime infrastructure migration into kubernetes, including several databases</text:p>
        </text:list-item>
      </text:list>
      <text:p text:style-name="First_20_paragraph">Team lead, Insights platform (3 months):</text:p>
      <text:list text:style-name="L2">
        <text:list-item>
          <text:p text:style-name="P2">Lead a short transition team overseeing and improving the BI data pipeline</text:p>
        </text:list-item>
        <text:list-item>
          <text:p text:style-name="P2">Migrated the pipeline to kubernetes</text:p>
        </text:list-item>
      </text:list>
      <text:p text:style-name="First_20_paragraph">Team lead, Ops team (4 years):</text:p>
      <text:list text:style-name="L3">
        <text:list-item>
          <text:p text:style-name="P3">Recruited and lead a new team focused on building and scaling the infrastructure platform</text:p>
        </text:list-item>
        <text:list-item>
          <text:p text:style-name="P3">Lead transition towards a DevOps culture throughout the organization</text:p>
        </text:list-item>
        <text:list-item>
          <text:p text:style-name="P3">Established a clear, calm, constructive environment in which the team could thrive</text:p>
        </text:list-item>
        <text:list-item>
          <text:p text:style-name="P3">Roadmap stewardship, untangling requirements, arranging priorities to maximize flow</text:p>
        </text:list-item>
        <text:list-item>
          <text:p text:style-name="P3">Transitioned a large legacy infrastructure codebase to cutting edge, cloud-native, IAC-oriented tools</text:p>
        </text:list-item>
        <text:list-item>
          <text:p text:style-name="P3">Coding, architecture, and collaboration on numerous mission-critical projects</text:p>
        </text:list-item>
      </text:list>
      <text:p text:style-name="First_20_paragraph">Additional / cross-functional:</text:p>
      <text:list text:style-name="L4">
        <text:list-item>
          <text:p text:style-name="P4">Mentorship and coaching</text:p>
        </text:list-item>
        <text:list-item>
          <text:p text:style-name="P4">Interviewing and hiring</text:p>
        </text:list-item>
        <text:list-item>
          <text:p text:style-name="P4">Organizational change management and process design</text:p>
        </text:list-item>
      </text:list>
      <text:h text:style-name="Heading_20_3" text:outline-level="3"><text:bookmark-start text:name="lead-developer-co-founder-pegg"/>Lead Developer, Co-founder, Pegg<text:bookmark-end text:name="lead-developer-co-founder-pegg"/></text:h>
      <text:h text:style-name="Heading_20_4" text:outline-level="4"><text:bookmark-start text:name="section"/>(2014 - 2017)<text:bookmark-end text:name="section"/></text:h>
      <text:list text:style-name="L5">
        <text:list-item>
          <text:p text:style-name="P5">Development: Design, architecture, and implementation of cross-platform mobile game targeted at iOS and Android via PhoneGap.</text:p>
        </text:list-item>
        <text:list-item>
          <text:p text:style-name="P5">Team Processes: Implementing and honing development workflow with agile methods such as pair programming, testing, and continuous integration. Developing launch strategy, setting up processes and workflows to enable rapid response to issues.</text:p>
        </text:list-item>
        <text:list-item>
          <text:p text:style-name="P5">Business Strategy: product design, monetization strategy, marketing strategy, as well as contributing to the company’s mission, vision, and governance models.</text:p>
        </text:list-item>
        <text:list-item>
          <text:p text:style-name="P5">Technology: Famo.us/Flux front-end, Parse/Node backend, Firebase for realtime notifications and chat, Webpack and Gulp build environment, Karma/Chai testing, and continuous deployment to AWS/Cloudfront via CircleCI.</text:p>
        </text:list-item>
      </text:list>
      <text:h text:style-name="Heading_20_3" text:outline-level="3"><text:bookmark-start text:name="consultant-and-entrepreneur"/>Consultant and Entrepreneur<text:bookmark-end text:name="consultant-and-entrepreneur"/></text:h>
      <text:h text:style-name="Heading_20_4" text:outline-level="4"><text:bookmark-start text:name="section-1"/>(2008 - 2014)<text:bookmark-end text:name="section-1"/></text:h>
      <text:list text:style-name="L6">
        <text:list-item>
          <text:p text:style-name="P6">2014 - Rapid prototyping of global-graph technologies using XDI. Integration of XDI services with existing Ruby on Rails application. Launched beta cloud name service based on XDI and Node.js.</text:p>
        </text:list-item>
        <text:list-item>
          <text:p text:style-name="P6"><text:a xlink:type="simple" xlink:href="http://superluminal.is/" office:name=""><text:span text:style-name="Definition">Superluminal Systems</text:span></text:a> - 2013 - Helped to develop the Superluminal Learning Management System and launch the first client site. Building data visualizations and UI elements in D3. Wordpress plugin wrangling, development and customization.</text:p>
        </text:list-item>
        <text:list-item>
          <text:p text:style-name="P6">OpenTest Pro, LLC - 2008 - 2012 - Founded the company to provide educational resources relating to automated testing and continuous integration using open source tools in a PHP environment. Technical writing, web application development in Ruby on Rails and Flex, studio voiceover recording, and project management.</text:p>
        </text:list-item>
        <text:list-item>
          <text:p text:style-name="P6"><text:a xlink:type="simple" xlink:href="http://turnbullandasser.com" office:name=""><text:span text:style-name="Definition">Turnbull &amp; Asser</text:span></text:a> shirtmakers - 2009 - Built a virtual showroom for their bespoke department, allowing users to browse fabrics and place orders. Ruby on Rails backend, Flash frontend.</text:p>
        </text:list-item>
      </text:list>
      <text:h text:style-name="Heading_20_3" text:outline-level="3"><text:bookmark-start text:name="web-developer-onforce-inc"/>Web Developer, OnForce, Inc<text:bookmark-end text:name="web-developer-onforce-inc"/></text:h>
      <text:h text:style-name="Heading_20_4" text:outline-level="4"><text:bookmark-start text:name="section-2"/>(2006 - 2007)<text:bookmark-end text:name="section-2"/></text:h>
      <text:list text:style-name="L7">
        <text:list-item>
          <text:p text:style-name="P7">Introduced automated testing and continuous integration. Implemented comprehensive test suite for the public-facing API.</text:p>
        </text:list-item>
        <text:list-item>
          <text:p text:style-name="P7">Project managed the implementation of Salesforce throughout the company, and oversaw the administration of the application.</text:p>
        </text:list-item>
        <text:list-item>
          <text:p text:style-name="P7">Integrated OnForce platform with Salesforce APIs to provide up-to-date customer information for sales and support teams.</text:p>
        </text:list-item>
      </text:list>
      <text:h text:style-name="Heading_20_3" text:outline-level="3"><text:bookmark-start text:name="development-lead-jba-network"/>Development Lead, JBA Network<text:bookmark-end text:name="development-lead-jba-network"/></text:h>
      <text:h text:style-name="Heading_20_4" text:outline-level="4"><text:bookmark-start text:name="section-3"/>(2003 - 2006)<text:bookmark-end text:name="section-3"/></text:h>
      <text:list text:style-name="L8">
        <text:list-item>
          <text:p text:style-name="P8">Project manager and lead programmer for mynewsletterbuilder.com. Architected and implemented the initial release, and later oversaw the development team for the project.</text:p>
        </text:list-item>
        <text:list-item>
          <text:p text:style-name="P8">Developed a modular, evented, MVC programming framework.</text:p>
        </text:list-item>
        <text:list-item>
          <text:p text:style-name="P8">Concept development, project management, and programming for other company products and services, including www.jukeboxalive.com and www.byregion.net.</text:p>
        </text:list-item>
        <text:list-item>
          <text:p text:style-name="P8">Systems administration and networking (Linux, Windows).</text:p>
        </text:list-item>
      </text:list>
      <text:h text:style-name="Heading_20_2" text:outline-level="2"><text:bookmark-start text:name="education"/>Education<text:bookmark-end text:name="education"/></text:h>
      <text:p text:style-name="First_20_paragraph">BA in Mathematics, minor in Computer Science from the <text:a xlink:type="simple" xlink:href="http://unca.edu" office:name=""><text:span text:style-name="Definition">University of North Carolina at Asheville</text:span></text:a> (May, 2003)</text:p>
      <text:h text:style-name="Heading_20_2" text:outline-level="2"><text:bookmark-start text:name="volunteer"/>Volunteer<text:bookmark-end text:name="volunteer"/></text:h>
      <text:h text:style-name="Heading_20_3" text:outline-level="3"><text:bookmark-start text:name="clairvision-school-of-meditation-nonprofit"/>Clairvision School of Meditation (Nonprofit)<text:bookmark-end text:name="clairvision-school-of-meditation-nonprofit"/></text:h>
      <text:list text:style-name="L9">
        <text:list-item>
          <text:p text:style-name="P9">2014 - 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Sinatra backend, using APIs from Stripe and EasyPost.</text:p>
        </text:list-item>
        <text:list-item>
          <text:p text:style-name="P9">2011 - Developed electronic music systems using open source tools. Trained a team of musicians in basic programming. Wrote arpeggiator and sampler patches for SuperCollider. Prototyped <text:a xlink:type="simple" xlink:href="http://reactable.com/" office:name=""><text:span text:style-name="Definition">Reactable</text:span></text:a> clone in PureData.</text:p>
        </text:list-item>
        <text:list-item>
          <text:p text:style-name="P9">2000 - Developed Java search engine for knowledge base</text:p>
        </text:list-item>
      </text:list>
      <text:h text:style-name="Heading_20_2" text:outline-level="2"><text:bookmark-start text:name="open-source-projects"/>Open Source Projects<text:bookmark-end text:name="open-source-projects"/></text:h>
      <text:h text:style-name="Heading_20_3" text:outline-level="3"><text:bookmark-start text:name="corenexus"/><text:a xlink:type="simple" xlink:href="http://corenexus.is" office:name=""><text:span text:style-name="Definition">CoreNexus</text:span></text:a><text:bookmark-end text:name="corenexus"/></text:h>
      <text:list text:style-name="L10">
        <text:list-item>
          <text:p text:style-name="P10">Collaborating with the project team to envision and prototype tools for visualizing and navigating the global semantic graph, including augmented reality interfaces, graph visualization, trust and reputation systems, fork-based collaboration, and content-addressable data interchan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6</meta:generator>
    <dc:title/>
    <dc:description/>
    <dc:subject/>
    <meta:keyword/>
    <meta:initial-creator/>
    <dc:creator/>
    <meta:creation-date>2023-12-10T21:56:01Z</meta:creation-date>
    <dc:date>2023-12-10T21:56:01Z</dc:date>
  </office:meta>
</office:document-meta>
</file>